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Liberation Serif'" style:font-family-asian="'Liberation Serif'" style:font-family-complex="'Liberation Serif'"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Liberation Serif'" style:font-family-asian="'Liberation Serif'" style:font-family-complex="'Liberation Serif'"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Liberation Serif'" style:font-family-asian="'Liberation Serif'" style:font-family-complex="'Liberation Serif'"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Liberation Serif'" style:font-family-asian="'Liberation Serif'" style:font-family-complex="'Liberation Serif'"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Liberation Serif'" style:font-family-asian="'Liberation Serif'" style:font-family-complex="'Liberation Serif'"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Liberation Serif'" style:font-family-asian="'Liberation Serif'" style:font-family-complex="'Liberation Serif'"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12.00pt" fo:font-weight="normal" fo:font-family="'Liberation Serif'" style:font-family-asian="'Liberation Serif'" style:font-family-complex="'Liberation Serif'" fo:background-color="transparent" style:use-window-font-color="true"/>
    </style:style>
    <style:style style:name="T169" style:family="text">
      <style:text-properties fo:font-size="12.00pt" fo:font-weight="normal" fo:font-family="'Liberation Serif'" style:font-family-asian="'Liberation Serif'" style:font-family-complex="'Liberation Serif'" fo:background-color="transparent" style:use-window-font-color="true"/>
    </style:style>
    <style:style style:name="T170" style:family="text">
      <style:text-properties fo:font-size="12.00pt" fo:font-weight="normal" fo:font-family="'Liberation Serif'" style:font-family-asian="'Liberation Serif'" style:font-family-complex="'Liberation Serif'" fo:background-color="transparent" style:use-window-font-color="true"/>
    </style:style>
    <style:style style:name="T171" style:family="text">
      <style:text-properties fo:font-size="12.00pt" fo:font-weight="normal" fo:font-family="'Liberation Serif'" style:font-family-asian="'Liberation Serif'" style:font-family-complex="'Liberation Serif'"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Liberation Serif'" style:font-family-asian="'Liberation Serif'" style:font-family-complex="'Liberation Serif'"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Liberation Serif'" style:font-family-asian="'Liberation Serif'" style:font-family-complex="'Liberation Serif'"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Liberation Serif'" style:font-family-asian="'Liberation Serif'" style:font-family-complex="'Liberation Serif'"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Liberation Serif'" style:font-family-asian="'Liberation Serif'" style:font-family-complex="'Liberation Serif'"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Liberation Serif'" style:font-family-asian="'Liberation Serif'" style:font-family-complex="'Liberation Serif'"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Liberation Serif'" style:font-family-asian="'Liberation Serif'" style:font-family-complex="'Liberation Serif'"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Liberation Serif'" style:font-family-asian="'Liberation Serif'" style:font-family-complex="'Liberation Serif'"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2.00pt" fo:font-weight="normal" fo:font-family="'Liberation Serif'" style:font-family-asian="'Liberation Serif'" style:font-family-complex="'Liberation Serif'"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office:automatic-styles>
  <office:body>
    <office:text>
      <text:p text:style-name="P1"><text:span text:style-name="T1"/></text:p>
      <text:p text:style-name="P1"><text:span text:style-name="T1"/></text:p>
      <text:p text:style-name="P2"><text:span text:style-name="T2">204201-MDSC_102-Assignment_1</text:span><text:span text:style-name="T3"/></text:p>
      <text:p text:style-name="P3"><text:span text:style-name="T3"/></text:p>
      <text:p text:style-name="P3"><text:span text:style-name="T4"/></text:p>
      <text:p text:style-name="P3"><text:span text:style-name="T4">1. What is a variable in Python?</text:span></text:p>
      <text:p text:style-name="P3"><text:span text:style-name="T4">Ans. A variable is a name that refers to a value.</text:span></text:p>
      <text:p text:style-name="P3"><text:span text:style-name="T5"/></text:p>
      <text:p text:style-name="P3"><text:span text:style-name="T6">2. How do you create a variable?</text:span></text:p>
      <text:p text:style-name="P3"><text:span text:style-name="T6">Ans. A variable is created by assigning values to it.</text:span></text:p>
      <text:p text:style-name="P3"><text:span text:style-name="T7"/></text:p>
      <text:p text:style-name="P3"><text:span text:style-name="T8">3. How do you check the value within a variable?</text:span></text:p>
      <text:p text:style-name="P3"><text:span text:style-name="T8">Ans. If the name of variable is “age” then “print(age)”<text:s text:c="2"/>gives the value of that variable.</text:span></text:p>
      <text:p text:style-name="P3"><text:span text:style-name="T9"/></text:p>
      <text:p text:style-name="P3"><text:span text:style-name="T10">4. How do you create multiple variables in a single statement?</text:span></text:p>
      <text:p text:style-name="P3"><text:span text:style-name="T10">Ans. var1, var2, var3, var4 = value1, value2, value3, value4</text:span></text:p>
      <text:p text:style-name="P3"><text:span text:style-name="T11"/></text:p>
      <text:p text:style-name="P3"><text:span text:style-name="T12">5. How do you create multiple variables with the same value?</text:span></text:p>
      <text:p text:style-name="P3"><text:span text:style-name="T12">Ans. var1=var2=var3=value</text:span></text:p>
      <text:p text:style-name="P3"><text:span text:style-name="T13"/></text:p>
      <text:p text:style-name="P3"><text:span text:style-name="T14">6. How do you change the value of a variable?</text:span></text:p>
      <text:p text:style-name="P3"><text:span text:style-name="T14">Ans. It takes the latest value as the value of the variable.</text:span></text:p>
      <text:p text:style-name="P3"><text:span text:style-name="T14"><text:s text:c="7"/>Ex. Age = 20</text:span></text:p>
      <text:p text:style-name="P3"><text:span text:style-name="T14"><text:s text:c="13"/>Age = 21</text:span></text:p>
      <text:p text:style-name="P3"><text:span text:style-name="T14"><text:s text:c="9"/>So the value of variable is going to be 21, and not 20.</text:span></text:p>
      <text:p text:style-name="P3"><text:span text:style-name="T14"/></text:p>
      <text:p text:style-name="P3"><text:span text:style-name="T14">7. How do you reassign a variable by modifying the previous value?</text:span></text:p>
      <text:p text:style-name="P3"><text:span text:style-name="T14">Ans. It takes the latest value as the value of the variable.</text:span></text:p>
      <text:p text:style-name="P3"><text:span text:style-name="T14"><text:s text:c="5"/>Ex. Age = 20</text:span></text:p>
      <text:p text:style-name="P3"><text:span text:style-name="T14"><text:s text:c="12"/>Age = 21</text:span></text:p>
      <text:p text:style-name="P3"><text:span text:style-name="T14"><text:s text:c="12"/>so the value of variable is going to be 21, and not 20.</text:span></text:p>
      <text:p text:style-name="P3"><text:span text:style-name="T14"/></text:p>
      <text:p text:style-name="P3"><text:span text:style-name="T14">8. What does the statement `counter += 4` do?</text:span></text:p>
      <text:p text:style-name="P3"><text:span text:style-name="T14">Ans. Counter += 4 is same as counter = counter + 4</text:span></text:p>
      <text:p text:style-name="P3"><text:span text:style-name="T15"/></text:p>
      <text:p text:style-name="P3"><text:span text:style-name="T16">9. What are the rules for naming a variable?</text:span></text:p>
      <text:p text:style-name="P3"><text:span text:style-name="T16">Ans. There are some rules about what makes a valid variable name:</text:span></text:p>
      <text:p text:style-name="P3"><text:span text:style-name="T16"><text:s text:c="4"/>- Variable names are case-sensitive: a and A are different variables</text:span></text:p>
      <text:p text:style-name="P3"><text:span text:style-name="T16"><text:s text:c="4"/>- Variable names can contain any letter, the underscore character (“_”) and<text:s text:c="22"/>any digit (0</text:span><text:span text:style-name="T17">–</text:span><text:span text:style-name="T18">9) ... but must not start with a digit.</text:span></text:p>
      <text:p text:style-name="P3"><text:span text:style-name="T18"><text:s text:c="4"/>- A variable name must not be the same as one of the reserved keywords.</text:span></text:p>
      <text:p text:style-name="P3"><text:span text:style-name="T18"><text:s text:c="4"/>- The built-in constant names `True`, `False` and `None` cannot be assigned as variable names.</text:span></text:p>
      <text:p text:style-name="P3"><text:span text:style-name="T18"><text:s text:c="4"/>- Variable names should be meaningful.</text:span></text:p>
      <text:p text:style-name="P3"><text:span text:style-name="T18"><text:s text:c="4"/>- Variable names i, j, and k are usually used as integer counters.</text:span></text:p>
      <text:p text:style-name="P3"><text:span text:style-name="T19"/></text:p>
      <text:p text:style-name="P3"><text:span text:style-name="T20">10. Are variable names case-sensitive? Do `a_variable`, `A_Variable`, and `A_VARIABLE` represent the same variable or different ones?</text:span></text:p>
      <text:p text:style-name="P3"><text:span text:style-name="T20">Ans. Yes, variables are case sensitive. They represent the different ones.</text:span></text:p>
      <text:p text:style-name="P3"><text:span text:style-name="T21"/></text:p>
      <text:p text:style-name="P3"><text:span text:style-name="T22">11. What is Syntax? Why is it important?</text:span></text:p>
      <text:p text:style-name="P3"><text:span text:style-name="T22">Ans. Syntax is the representation of programming language in which the code is written, so that it produces the desired output. It is important to follow syntax because, it produces an error during its execution if it is not followed. </text:span></text:p>
      <text:p text:style-name="P3"><text:span text:style-name="T23"/></text:p>
      <text:p text:style-name="P3"><text:span text:style-name="T24">12. What happens if you execute a statement with invalid syntax?</text:span></text:p>
      <text:p text:style-name="P3"><text:span text:style-name="T24">Ans. It shows syntax error.</text:span></text:p>
      <text:p text:style-name="P3"><text:span text:style-name="T25"/></text:p>
      <text:p text:style-name="P3"><text:span text:style-name="T26">13. How do you check the data type of a variable?</text:span></text:p>
      <text:p text:style-name="P3"><text:span text:style-name="T26">Ans. Let a = some variable, if you enter "type(a)" you get the data type of that variable "a".</text:span></text:p>
      <text:p text:style-name="P3"><text:span text:style-name="T27"/></text:p>
      <text:p text:style-name="P3"><text:span text:style-name="T28">14. What are the built-in data types in Python?</text:span></text:p>
      <text:p text:style-name="P3"><text:span text:style-name="T28">Ans. Numbers, variables, strings, arrays, lists, dictionary, set.</text:span></text:p>
      <text:p text:style-name="P3"><text:span text:style-name="T29"/></text:p>
      <text:p text:style-name="P3"><text:span text:style-name="T30">15. What is a primitive data type?</text:span></text:p>
      <text:p text:style-name="P3"><text:span text:style-name="T30">Ans. Primitive data types are the pre-defined data types.</text:span></text:p>
      <text:p text:style-name="P3"><text:span text:style-name="T31"/></text:p>
      <text:p text:style-name="P3"><text:span text:style-name="T32">16. What are the primitive data types available in Python?</text:span></text:p>
      <text:p text:style-name="P3"><text:span text:style-name="T32">Ans. Numbers, variables, strings, arrays, lists, dictionary, set are the primitive data types.</text:span></text:p>
      <text:p text:style-name="P3"><text:span text:style-name="T33"/></text:p>
      <text:p text:style-name="P3"><text:span text:style-name="T34">17. What is a data structure or container data type?</text:span></text:p>
      <text:p text:style-name="P3"><text:span text:style-name="T34">Ans.</text:span></text:p>
      <text:p text:style-name="P3"><text:span text:style-name="T35"/></text:p>
      <text:p text:style-name="P3"><text:span text:style-name="T36">18. What are the container types available in Python?</text:span></text:p>
      <text:p text:style-name="P3"><text:span text:style-name="T36">Ans. Lists, sets, tuples, dictionary.</text:span></text:p>
      <text:p text:style-name="P3"><text:span text:style-name="T37"/></text:p>
      <text:p text:style-name="P3"><text:span text:style-name="T38">19. What kind of data does the Integer data type represent?</text:span></text:p>
      <text:p text:style-name="P3"><text:span text:style-name="T38">Ans. Integer data type represent "integers", such as 1, 567, -23,... . Integer arithmetic is exact.</text:span></text:p>
      <text:p text:style-name="P3"><text:span text:style-name="T39"/></text:p>
      <text:p text:style-name="P3"><text:span text:style-name="T40">20. What are the numerical limits of the integer data type?</text:span></text:p>
      <text:p text:style-name="P3"><text:span text:style-name="T40">Ans. There are no numerical limits of the integer data type.</text:span></text:p>
      <text:p text:style-name="P3"><text:span text:style-name="T41"/></text:p>
      <text:p text:style-name="P3"><text:span text:style-name="T42">21. What kind of data does the float data type represent?</text:span></text:p>
      <text:p text:style-name="P3"><text:span text:style-name="T42">Ans. Float data type represents the real numbers. In general, the representation do not have the exact value is approximated value. </text:span></text:p>
      <text:p text:style-name="P3"><text:span text:style-name="T43"/></text:p>
      <text:p text:style-name="P3"><text:span text:style-name="T44">22. How does Python decide if a given number is a float or an integer?</text:span></text:p>
      <text:p text:style-name="P3"><text:span text:style-name="T44">Ans. Any single number containing a period (“.”) is considered by Python to specify a floating-point number.</text:span></text:p>
      <text:p text:style-name="P3"><text:span text:style-name="T45"/></text:p>
      <text:p text:style-name="P3"><text:span text:style-name="T46">23. How can you create a variable which stores a whole number, e.g., 4 but has the float data type?</text:span></text:p>
      <text:p text:style-name="P3"><text:span text:style-name="T46">Ans. float var=4 or var=4.0.</text:span></text:p>
      <text:p text:style-name="P3"><text:span text:style-name="T47"/></text:p>
      <text:p text:style-name="P3"><text:span text:style-name="T48">24. How do you create floats representing very large (e.g., 6.023 x 10^23) or very small numbers (0.000000123)?</text:span></text:p>
      <text:p text:style-name="P3"><text:span text:style-name="T48">Ans. </text:span></text:p>
      <text:p text:style-name="P3"><text:span text:style-name="T49"/></text:p>
      <text:p text:style-name="P3"><text:span text:style-name="T50">25. What does the expression `23e-12` represent?</text:span></text:p>
      <text:p text:style-name="P3"><text:span text:style-name="T50">Ans. The given expression represents a Complex number.</text:span></text:p>
      <text:p text:style-name="P3"><text:span text:style-name="T51"/></text:p>
      <text:p text:style-name="P3"><text:span text:style-name="T52">26. Can floats be used to store numbers with unlimited precision?</text:span></text:p>
      <text:p text:style-name="P3"><text:span text:style-name="T52">Ans. No.</text:span></text:p>
      <text:p text:style-name="P3"><text:span text:style-name="T53"/></text:p>
      <text:p text:style-name="P3"><text:span text:style-name="T54">27. What are the differences between integers and floats?</text:span></text:p>
      <text:p text:style-name="P3"><text:span text:style-name="T54">Ans.<text:s text:c="2"/>- Integers store integers(2, 3654789, -56, ...) while the floats represent the real numbers.</text:span></text:p>
      <text:p text:style-name="P3"><text:span text:style-name="T54"><text:s text:c="9"/>- Integer arithmetic is exact, while the floats arithmetic is precise. </text:span></text:p>
      <text:p text:style-name="P3"><text:span text:style-name="T54"><text:s text:c="9"/>- Any single number containing a period (“.”) is considered by Python to specify a floating-point number and not an integer.</text:span></text:p>
      <text:p text:style-name="P3"><text:span text:style-name="T55"/></text:p>
      <text:p text:style-name="P3"><text:span text:style-name="T56">28. How do you convert an integer to a float?</text:span></text:p>
      <text:p text:style-name="P3"><text:span text:style-name="T56">Ans. If the given integer is 2, we can represent it as float, by expressing it as 2.00154, 2.0, 2.4568, etc.</text:span></text:p>
      <text:p text:style-name="P3"><text:span text:style-name="T57"/></text:p>
      <text:p text:style-name="P3"><text:span text:style-name="T58">29. How do you convert a float to an integer?</text:span></text:p>
      <text:p text:style-name="P3"><text:span text:style-name="T58">Ans. If the float is 5.321589, 5.02318, 5.158674894, 5.28748, 5.48498 etc then it is represented as "5" which is an integer, whereas if the float is 5.621, 5.7125611, 5.81564, 5.914654 etc, then it is represented as "6" which is an integer.</text:span></text:p>
      <text:p text:style-name="P3"><text:span text:style-name="T59"/></text:p>
      <text:p text:style-name="P3"><text:span text:style-name="T60">30. What is the result obtained when you convert 1.99 to an integer?</text:span></text:p>
      <text:p text:style-name="P3"><text:span text:style-name="T60">Ans. 2</text:span></text:p>
      <text:p text:style-name="P3"><text:span text:style-name="T61"/></text:p>
      <text:p text:style-name="P3"><text:span text:style-name="T62">31. What are the data types of the results of the division operators `/` and `//`?</text:span></text:p>
      <text:p text:style-name="P3"><text:span text:style-name="T62">Ans. Floating-point division(/) and Integer division(quotient)(//) respectively.</text:span></text:p>
      <text:p text:style-name="P3"><text:span text:style-name="T63"/></text:p>
      <text:p text:style-name="P3"><text:span text:style-name="T64">32. What kind of data does the Boolean data type represent?</text:span></text:p>
      <text:p text:style-name="P3"><text:span text:style-name="T64">Ans. Boolean data type represents either True or False i.e. 1 or 0.</text:span></text:p>
      <text:p text:style-name="P3"><text:span text:style-name="T65"/></text:p>
      <text:p text:style-name="P3"><text:span text:style-name="T66">33.<text:s text:c="2"/>Which types of Python operators return booleans as a result?</text:span></text:p>
      <text:p text:style-name="P3"><text:span text:style-name="T66">Ans. Logical operators as well as Comparision operators.</text:span></text:p>
      <text:p text:style-name="P3"><text:span text:style-name="T67"/></text:p>
      <text:p text:style-name="P3"><text:span text:style-name="T68">34. What happens if you try to use a boolean in arithmetic operation?</text:span></text:p>
      <text:p text:style-name="P3"><text:span text:style-name="T68">Ans. It gets converted to integers.</text:span></text:p>
      <text:p text:style-name="P3"><text:span text:style-name="T69"/></text:p>
      <text:p text:style-name="P3"><text:span text:style-name="T70">35. How can any value in Python be covered to a boolean?</text:span></text:p>
      <text:p text:style-name="P3"><text:span text:style-name="T70">Ans. Let "a" be some variable, so "bool(a)" converts "a" to boolean.</text:span></text:p>
      <text:p text:style-name="P3"><text:span text:style-name="T71"/></text:p>
      <text:p text:style-name="P3"><text:span text:style-name="T72">36. What are truthy and falsy values?</text:span></text:p>
      <text:p text:style-name="P3"><text:span text:style-name="T72">Ans. Non boolean values used in boolean context.</text:span></text:p>
      <text:p text:style-name="P3"><text:span text:style-name="T73"/></text:p>
      <text:p text:style-name="P3"><text:span text:style-name="T74">37. What are the values in Python that evaluate to False?</text:span></text:p>
      <text:p text:style-name="P3"><text:span text:style-name="T74">Ans. 0</text:span></text:p>
      <text:p text:style-name="P3"><text:span text:style-name="T75"/></text:p>
      <text:p text:style-name="P3"><text:span text:style-name="T76">38. Give some examples of values that evaluate to True.</text:span></text:p>
      <text:p text:style-name="P3"><text:span text:style-name="T76">Ans. 1</text:span></text:p>
      <text:p text:style-name="P3"><text:span text:style-name="T77"/></text:p>
      <text:p text:style-name="P3"><text:span text:style-name="T78">39. What kind of data does the None data type represent?</text:span></text:p>
      <text:p text:style-name="P3"><text:span text:style-name="T78">Ans. No values present i.e. NoneType.</text:span></text:p>
      <text:p text:style-name="P3"><text:span text:style-name="T79"/></text:p>
      <text:p text:style-name="P3"><text:span text:style-name="T80">40. What is the purpose of None?</text:span></text:p>
      <text:p text:style-name="P3"><text:span text:style-name="T80">Ans. None is used to check whether the value of variable is present or not.</text:span></text:p>
      <text:p text:style-name="P3"><text:span text:style-name="T81"/></text:p>
      <text:p text:style-name="P3"><text:span text:style-name="T82">41. What kind of data does the String data type represent?</text:span></text:p>
      <text:p text:style-name="P3"><text:span text:style-name="T82">Ans. Strings used to store text data in Python.</text:span></text:p>
      <text:p text:style-name="P3"><text:span text:style-name="T83"/></text:p>
      <text:p text:style-name="P3"><text:span text:style-name="T84">42. What are the different ways of creating strings in Python?</text:span></text:p>
      <text:p text:style-name="P3"><text:span text:style-name="T84">Ans. varname = "value" or 'value', for example x = "sairam" &amp; """data""" for multi line strings.</text:span></text:p>
      <text:p text:style-name="P3"><text:span text:style-name="T85"/></text:p>
      <text:p text:style-name="P3"><text:span text:style-name="T86">43. What is the difference between strings creating using single quotes, i.e. `'` and `'` vs. those created using double quotes, i.e. `\"` and `\"`?</text:span></text:p>
      <text:p text:style-name="P3"><text:span text:style-name="T86">Ans. No difference.</text:span></text:p>
      <text:p text:style-name="P3"><text:span text:style-name="T87"/></text:p>
      <text:p text:style-name="P3"><text:span text:style-name="T88">44. How do you create multi-line strings in Python?</text:span></text:p>
      <text:p text:style-name="P3"><text:span text:style-name="T88">Ans. Using """data""" .</text:span></text:p>
      <text:p text:style-name="P3"><text:span text:style-name="T89"/></text:p>
      <text:p text:style-name="P3"><text:span text:style-name="T90">45. What is the newline character, `\\n`?</text:span></text:p>
      <text:p text:style-name="P3"><text:span text:style-name="T90">Ans. Newline character is represented by \n and the data after \n is represented in next line.</text:span></text:p>
      <text:p text:style-name="P3"><text:span text:style-name="T91"/></text:p>
      <text:p text:style-name="P3"><text:span text:style-name="T92">46. What are escaped characters? How are they useful?</text:span></text:p>
      <text:p text:style-name="P3"><text:span text:style-name="T92">Ans. Characters with \n are known as escaped characters. They are useful for escape sequence to include both quotes in a string or to include more than one line in the string.</text:span></text:p>
      <text:p text:style-name="P3"><text:span text:style-name="T93"/></text:p>
      <text:p text:style-name="P3"><text:span text:style-name="T94">47. How do you check the length of a string?</text:span></text:p>
      <text:p text:style-name="P3"><text:span text:style-name="T94">Ans. Let "a" be some string, so "print(len(a))" gives the length of the string.</text:span></text:p>
      <text:p text:style-name="P3"><text:span text:style-name="T95"/></text:p>
      <text:p text:style-name="P3"><text:span text:style-name="T96">48. How do you convert a string into a list of characters?</text:span></text:p>
      <text:p text:style-name="P3"><text:span text:style-name="T96">Ans. Let<text:s text:c="2"/>a="swami" , then to convert this into a list of characters, type b=list(a). </text:span></text:p>
      <text:p text:style-name="P3"><text:span text:style-name="T97"/></text:p>
      <text:p text:style-name="P3"><text:span text:style-name="T98">49. How do you access a specific character from a string?</text:span></text:p>
      <text:p text:style-name="P3"><text:span text:style-name="T98">Ans. By printing out required index value i.e. print(string[1]).</text:span></text:p>
      <text:p text:style-name="P3"><text:span text:style-name="T99"/></text:p>
      <text:p text:style-name="P3"><text:span text:style-name="T100">50. How do you access a range of characters from a string?</text:span></text:p>
      <text:p text:style-name="P3"><text:span text:style-name="T100">Ans. By printing the required range using the index values i.e. print (str[3:7]). </text:span></text:p>
      <text:p text:style-name="P3"><text:span text:style-name="T100"/></text:p>
      <text:p text:style-name="P3"><text:span text:style-name="T100">51. How do you check if a specific character occurs in a string?</text:span></text:p>
      <text:p text:style-name="P3"><text:span text:style-name="T100">Ans.<text:s/></text:span><text:span text:style-name="T101">a = “swami” then print(‘s’ in a).</text:span></text:p>
      <text:p text:style-name="P3"><text:span text:style-name="T101"/></text:p>
      <text:p text:style-name="P4"><text:span text:style-name="T101">52. How do you check if a smaller string occurs within a bigger string?</text:span></text:p>
      <text:p text:style-name="P5"><text:span text:style-name="T101">Ans. If smaller string is a = ‘benz’ and bigger string is b = 'mercedesbenz'; then print(a in b).</text:span></text:p>
      <text:p text:style-name="P5"><text:span text:style-name="T101"/></text:p>
      <text:p text:style-name="P5"><text:span text:style-name="T101">53. How do you join two or more strings?</text:span></text:p>
      <text:p text:style-name="P5"><text:span text:style-name="T101">Ans. If a = mercedes and b = benz, then print(a+b) gives the result.</text:span></text:p>
      <text:p text:style-name="P5"><text:span text:style-name="T101"/></text:p>
      <text:p text:style-name="P5"><text:span text:style-name="T101">54. What are \"methods\" in Python? How are they different from functions?</text:span></text:p>
      <text:p text:style-name="P5"><text:span text:style-name="T101">Ans. Method is a function which is a part of class. Methods are part of class whereas functions doesn’t belong to class unless its a function.</text:span></text:p>
      <text:p text:style-name="P5"><text:span text:style-name="T101"/></text:p>
      <text:p text:style-name="P5"><text:span text:style-name="T101">55. What do the `.lower`, `.upper` and `.capitalize` methods on strings do?</text:span></text:p>
      <text:p text:style-name="P6"><text:span text:style-name="T101">Ans. - lower converts the characters in strings to lowercase.</text:span></text:p>
      <text:p text:style-name="P6"><text:span text:style-name="T101"><text:s text:c="8"/>- upper converts the characters in strings to uppercase.</text:span></text:p>
      <text:p text:style-name="P6"><text:span text:style-name="T101"><text:s text:c="8"/>- capitalize converts the first letter in a string to uppercase.</text:span></text:p>
      <text:p text:style-name="P6"><text:span text:style-name="T101"/></text:p>
      <text:p text:style-name="P6"><text:span text:style-name="T101">56. How do you replace a specific part of a string with something else?</text:span></text:p>
      <text:p text:style-name="P6"><text:span text:style-name="T101">Ans. a = ‘swami’ then a.replace(‘swami’,‘Swami’)</text:span></text:p>
      <text:p text:style-name="P6"><text:span text:style-name="T101"/></text:p>
      <text:p text:style-name="P6"><text:span text:style-name="T101">57. How do you split the string \"Sun,Mon,Tue,Wed,Thu,Fri,Sat\" into a list of days?</text:span></text:p>
      <text:p text:style-name="P6"><text:span text:style-name="T101">Ans. days = "Sun,Mon,Tue,Wed,Thu,Fri,Sat" then days.split(‘,’)</text:span></text:p>
      <text:p text:style-name="P6"><text:span text:style-name="T102"/></text:p>
      <text:p text:style-name="P6"><text:span text:style-name="T103">58. How do you remove whitespace from the beginning and end of a string?</text:span></text:p>
      <text:p text:style-name="P6"><text:span text:style-name="T103">Ans. a=‘ swami ’ then a.strip()</text:span></text:p>
      <text:p text:style-name="P6"><text:span text:style-name="T104"/></text:p>
      <text:p text:style-name="P6"><text:span text:style-name="T105">59. What is the string `.format` method used for? Can you give an example?</text:span></text:p>
      <text:p text:style-name="P6"><text:span text:style-name="T105">Ans. `.format` method is used to add new characters in a string at required position.</text:span></text:p>
      <text:p text:style-name="P6"><text:span text:style-name="T105"><text:tab/>For example, a=‘Today is {}’ then a.format(‘Saturday’)</text:span></text:p>
      <text:p text:style-name="P6"><text:span text:style-name="T106"/></text:p>
      <text:p text:style-name="P6"><text:span text:style-name="T107">60. What are the benefits of using the `.format` method instead of string concatenation?</text:span></text:p>
      <text:p text:style-name="P6"><text:span text:style-name="T107">Ans. Using '.format' we can place the word/value at a particular position whereas string concatenation adds them at the end of the string.</text:span></text:p>
      <text:p text:style-name="P6"><text:span text:style-name="T108"/></text:p>
      <text:p text:style-name="P6"><text:span text:style-name="T109">61. How do you convert a value of another type to a string</text:span></text:p>
      <text:p text:style-name="P6"><text:span text:style-name="T109">Ans. By typecasting, a = 204201 then str(a).</text:span></text:p>
      <text:p text:style-name="P6"><text:span text:style-name="T110"/></text:p>
      <text:p text:style-name="P6"><text:span text:style-name="T111">62. How do you check if two strings have the same value?</text:span></text:p>
      <text:p text:style-name="P6"><text:span text:style-name="T111">Ans. a = 'hello', b=‘world’ then print(a == b).</text:span></text:p>
      <text:p text:style-name="P6"><text:span text:style-name="T112"/></text:p>
      <text:p text:style-name="P6"><text:span text:style-name="T113">63. Where can you find the list of all the methods supported by strings?</text:span></text:p>
      <text:p text:style-name="P6"><text:span text:style-name="T113">Ans. List of all the methods supported by strings can be found in string class.</text:span></text:p>
      <text:p text:style-name="P6"><text:span text:style-name="T114"/></text:p>
      <text:p text:style-name="P6"><text:span text:style-name="T115">64. What is a list in Python?</text:span></text:p>
      <text:p text:style-name="P6"><text:span text:style-name="T115">Ans. A python list is an ordered, mutable array of objects.</text:span></text:p>
      <text:p text:style-name="P6"><text:span text:style-name="T115"/></text:p>
      <text:p text:style-name="P6"><text:span text:style-name="T115">65. How do you create a list?</text:span></text:p>
      <text:p text:style-name="P6"><text:span text:style-name="T115">Ans. new_list = [‘a’,‘5’]</text:span></text:p>
      <text:p text:style-name="P6"><text:span text:style-name="T116"/></text:p>
      <text:p text:style-name="P6"><text:span text:style-name="T117">66. Can a Python list contain values of different data types?</text:span></text:p>
      <text:p text:style-name="P6"><text:span text:style-name="T117">Ans. Yes</text:span></text:p>
      <text:p text:style-name="P6"><text:span text:style-name="T118"/></text:p>
      <text:p text:style-name="P6"><text:span text:style-name="T119">67. Can a list contain another list as an element within it?</text:span></text:p>
      <text:p text:style-name="P6"><text:span text:style-name="T119">Ans. new_list = [‘a’,‘5’], new_list1 = [new_list,7] then new_list1 will be printed as [['a', 5], 7]</text:span></text:p>
      <text:p text:style-name="P6"><text:span text:style-name="T120"/></text:p>
      <text:p text:style-name="P6"><text:span text:style-name="T121">68. Can you create a list without any values?</text:span></text:p>
      <text:p text:style-name="P6"><text:span text:style-name="T121">Ans. Yes</text:span></text:p>
      <text:p text:style-name="P6"><text:span text:style-name="T122"/></text:p>
      <text:p text:style-name="P6"><text:span text:style-name="T123">69. How do you check the length of a list in Python?</text:span></text:p>
      <text:p text:style-name="P6"><text:span text:style-name="T123">Ans. Let new_list be a list, then print(len(new_list)) gives the length of the list.</text:span></text:p>
      <text:p text:style-name="P6"><text:span text:style-name="T124"/></text:p>
      <text:p text:style-name="P6"><text:span text:style-name="T125">70. How do you retrieve a value from a list?</text:span></text:p>
      <text:p text:style-name="P6"><text:span text:style-name="T125">Ans. By indexing i.e. print(new_list[1])</text:span></text:p>
      <text:p text:style-name="P6"><text:span text:style-name="T126"/></text:p>
      <text:p text:style-name="P6"><text:span text:style-name="T127">71. What is the smallest and largest index you can use to access elements from a list containing five elements?</text:span></text:p>
      <text:p text:style-name="P6"><text:span text:style-name="T127">Ans. smallest index is 0 and largest index is 4</text:span></text:p>
      <text:p text:style-name="P6"><text:span text:style-name="T128"/></text:p>
      <text:p text:style-name="P6"><text:span text:style-name="T129">72. What happens if you try to access an index equal to or larger than the size of a list?</text:span></text:p>
      <text:p text:style-name="P6"><text:span text:style-name="T129">Ans. IndexError: list index out of range occurs.</text:span></text:p>
      <text:p text:style-name="P6"><text:span text:style-name="T130"/></text:p>
      <text:p text:style-name="P6"><text:span text:style-name="T131">73. What happens if you try to access a negative index within a list?</text:span></text:p>
      <text:p text:style-name="P6"><text:span text:style-name="T131">Ans. Elements will be accessed from backwards of a list starting from -1.</text:span></text:p>
      <text:p text:style-name="P6"><text:span text:style-name="T132"/></text:p>
      <text:p text:style-name="P6"><text:span text:style-name="T133">74. How do you access a range of elements from a list?</text:span></text:p>
      <text:p text:style-name="P6"><text:span text:style-name="T133">Ans. print(new_list[1:2])</text:span></text:p>
      <text:p text:style-name="P6"><text:span text:style-name="T134"/></text:p>
      <text:p text:style-name="P6"><text:span text:style-name="T135">75. How many elements does the list returned by the expression `a_list[2:5]` contain?</text:span></text:p>
      <text:p text:style-name="P6"><text:span text:style-name="T135">Ans. 5</text:span></text:p>
      <text:p text:style-name="P6"><text:span text:style-name="T136"/></text:p>
      <text:p text:style-name="P6"><text:span text:style-name="T137">76. What do the ranges `a_list[:2]` and `a_list[2:]` represent?</text:span></text:p>
      <text:p text:style-name="P6"><text:span text:style-name="T137">Ans. 'a_list[:2]' represents the first two elements and 'a_list[2:]' represents all the elements starting from the third one.</text:span></text:p>
      <text:p text:style-name="P6"><text:span text:style-name="T138"/></text:p>
      <text:p text:style-name="P6"><text:span text:style-name="T139">77. How do you change the item stored at a specific index within a list?</text:span></text:p>
      <text:p text:style-name="P6"><text:span text:style-name="T139">Ans. new_list[3] = 8</text:span></text:p>
      <text:p text:style-name="P6"><text:span text:style-name="T140"/></text:p>
      <text:p text:style-name="P6"><text:span text:style-name="T141">78. How do you insert a new item at the beginning, middle, or end of a list?</text:span></text:p>
      <text:p text:style-name="P6"><text:span text:style-name="T141">Ans. <text:tab/>At the beginning: new_list.insert(0,5)</text:span></text:p>
      <text:p text:style-name="P6"><text:span text:style-name="T141"><text:tab/>At the middle: after knowing the lenght of the list, take the middle value and follow the above.</text:span></text:p>
      <text:p text:style-name="P6"><text:span text:style-name="T141"><text:tab/>At the end: new_list.append(11)</text:span></text:p>
      <text:p text:style-name="P6"><text:span text:style-name="T142"/></text:p>
      <text:p text:style-name="P6"><text:span text:style-name="T143">79. How do you remove an item from a list?</text:span></text:p>
      <text:p text:style-name="P6"><text:span text:style-name="T143">Ans. new_list.pop()</text:span></text:p>
      <text:p text:style-name="P6"><text:span text:style-name="T144"/></text:p>
      <text:p text:style-name="P6"><text:span text:style-name="T145">80. How do you remove the item at a given index from a list</text:span></text:p>
      <text:p text:style-name="P6"><text:span text:style-name="T145">Ans. new_list.pop(5)</text:span></text:p>
      <text:p text:style-name="P6"><text:span text:style-name="T146"/></text:p>
      <text:p text:style-name="P6"><text:span text:style-name="T147">81. How do you check if a list contains a value?</text:span></text:p>
      <text:p text:style-name="P6"><text:span text:style-name="T147">Ans. print(204201 in new_list)</text:span></text:p>
      <text:p text:style-name="P6"><text:span text:style-name="T148"/></text:p>
      <text:p text:style-name="P6"><text:span text:style-name="T149">82. How do you combine two or most lists to create a larger list?</text:span></text:p>
      <text:p text:style-name="P6"><text:span text:style-name="T149">Ans. new_list.extend(new_list1). Now new_list1 gives a larger list. </text:span></text:p>
      <text:p text:style-name="P6"><text:span text:style-name="T150"/></text:p>
      <text:p text:style-name="P6"><text:span text:style-name="T151">83. How do you create a copy of a list?</text:span></text:p>
      <text:p text:style-name="P6"><text:span text:style-name="T151">Ans. new_list1 = new_list.copy()</text:span></text:p>
      <text:p text:style-name="P6"><text:span text:style-name="T152"/></text:p>
      <text:p text:style-name="P6"><text:span text:style-name="T153">84. Does the expression `a_new_list = a_list` create a copy of the list `a_list`?</text:span></text:p>
      <text:p text:style-name="P6"><text:span text:style-name="T153">Ans. No</text:span></text:p>
      <text:p text:style-name="P6"><text:span text:style-name="T154"/></text:p>
      <text:p text:style-name="P6"><text:span text:style-name="T155">85. Where can you find the list of all the methods supported by lists?</text:span></text:p>
      <text:p text:style-name="P6"><text:span text:style-name="T155">Ans. The list of all the methods supported by strings can be found in list class.</text:span></text:p>
      <text:p text:style-name="P6"><text:span text:style-name="T156"/></text:p>
      <text:p text:style-name="P6"><text:span text:style-name="T157">86. What is a Tuple in Python?</text:span></text:p>
      <text:p text:style-name="P6"><text:span text:style-name="T157">Ans. A tuple is an immutable list i.e. it cannot be appended, extended or remove elements.</text:span></text:p>
      <text:p text:style-name="P6"><text:span text:style-name="T158"/></text:p>
      <text:p text:style-name="P6"><text:span text:style-name="T159">87. How is a tuple different from a list?</text:span></text:p>
      <text:p text:style-name="P6"><text:span text:style-name="T159">Ans. Tuple is immutable and list is mutable array of objects.</text:span></text:p>
      <text:p text:style-name="P6"><text:span text:style-name="T160"/></text:p>
      <text:p text:style-name="P6"><text:span text:style-name="T161">88. Can you add or remove elements in a tuple?</text:span></text:p>
      <text:p text:style-name="P6"><text:span text:style-name="T161">Ans. No</text:span></text:p>
      <text:p text:style-name="P6"><text:span text:style-name="T162"/></text:p>
      <text:p text:style-name="P6"><text:span text:style-name="T163">89. How do you create a tuple with just one element?</text:span></text:p>
      <text:p text:style-name="P6"><text:span text:style-name="T163">Ans. t = (‘world,’)</text:span></text:p>
      <text:p text:style-name="P6"><text:span text:style-name="T164"/></text:p>
      <text:p text:style-name="P6"><text:span text:style-name="T165">90. How do you convert a tuple to a list and vice versa?</text:span></text:p>
      <text:p text:style-name="P6"><text:span text:style-name="T165">Ans. Tuple to a list: t = (1,5,4) then l = list(t)</text:span></text:p>
      <text:p text:style-name="P6"><text:span text:style-name="T165"><text:s text:c="9"/>List to a tuple: l = [1,5,4] then t = tuple(l)</text:span></text:p>
      <text:p text:style-name="P6"><text:span text:style-name="T166"/></text:p>
      <text:p text:style-name="P6"><text:span text:style-name="T167">91. What are the `count` and `index` method of a Tuple used for?</text:span></text:p>
      <text:p text:style-name="P6"><text:span text:style-name="T167">Ans. <text:tab/>count<text:s/></text:span><text:span text:style-name="T168">–</text:span><text:span text:style-name="T169"><text:s/>number of times an element appears in tuple</text:span></text:p>
      <text:p text:style-name="P6"><text:span text:style-name="T169"><text:tab/>index<text:s/></text:span><text:span text:style-name="T170">–</text:span><text:span text:style-name="T171"><text:s/>to access elements of a particular index</text:span></text:p>
      <text:p text:style-name="P6"><text:span text:style-name="T172"/></text:p>
      <text:p text:style-name="P6"><text:span text:style-name="T173">92. What is a dictionary in Python?</text:span></text:p>
      <text:p text:style-name="P6"><text:span text:style-name="T173">Ans. The dictionary is a collection of key-value pairs which are mutable objects.</text:span></text:p>
      <text:p text:style-name="P6"><text:span text:style-name="T174"/></text:p>
      <text:p text:style-name="P6"><text:span text:style-name="T175">93. How do you create a dictionary?</text:span></text:p>
      <text:p text:style-name="P6"><text:span text:style-name="T175">Ans. dict = {'Date': 08, 'Day':Saturday} </text:span></text:p>
      <text:p text:style-name="P6"><text:span text:style-name="T176"/></text:p>
      <text:p text:style-name="P6"><text:span text:style-name="T177">94. What are keys and values?</text:span></text:p>
      <text:p text:style-name="P6"><text:span text:style-name="T177">Ans. Keys are the identifiers and values are the data stored in the key</text:span></text:p>
      <text:p text:style-name="P6"><text:span text:style-name="T178"/></text:p>
      <text:p text:style-name="P6"><text:span text:style-name="T179">95. How do you access the value associated with a specific key in a dictionary?</text:span></text:p>
      <text:p text:style-name="P6"><text:span text:style-name="T179">Ans. dict['Day']</text:span></text:p>
      <text:p text:style-name="P6"><text:span text:style-name="T180"/></text:p>
      <text:p text:style-name="P6"><text:span text:style-name="T181">96. What happens if you try to access the value for a key that doesn't exist in a dictionary?</text:span></text:p>
      <text:p text:style-name="P6"><text:span text:style-name="T181">Ans. KeyError is shown.</text:span></text:p>
      <text:p text:style-name="P6"><text:span text:style-name="T182"/></text:p>
      <text:p text:style-name="P6"><text:span text:style-name="T183">97. What is the `.get` method of a dictionary used for?</text:span></text:p>
      <text:p text:style-name="P6"><text:span text:style-name="T183">Ans. `.get` method of a dictionary is used to retrive the value, given a key if it exists.</text:span></text:p>
      <text:p text:style-name="P6"><text:span text:style-name="T184"/></text:p>
      <text:p text:style-name="P6"><text:span text:style-name="T185">98. How do you change the value associated with a key in a dictionary?</text:span></text:p>
      <text:p text:style-name="P6"><text:span text:style-name="T185">Ans. dict['Date'] = 11</text:span></text:p>
      <text:p text:style-name="P6"><text:span text:style-name="T186"/></text:p>
      <text:p text:style-name="P6"><text:span text:style-name="T187">99. How do you add or remove a key-value pair in a dictionary?</text:span></text:p>
      <text:p text:style-name="P6"><text:span text:style-name="T187">Ans. <text:tab/>add key-value pair: dict[‘Year’] = ‘2023’</text:span></text:p>
      <text:p text:style-name="P6"><text:span text:style-name="T187"><text:tab/>remove key-value pair: del dict['Year']</text:span></text:p>
      <text:p text:style-name="P6"><text:span text:style-name="T188"/></text:p>
      <text:p text:style-name="P6"><text:span text:style-name="T189">100. How do you access the keys, values, and key-value pairs within a dictionary?</text:span></text:p>
      <text:p text:style-name="P6"><text:span text:style-name="T189">Ans.<text:tab/>To access keys: dict.keys()</text:span></text:p>
      <text:p text:style-name="P6"><text:span text:style-name="T189"><text:tab/>To access values: dict.values()</text:span></text:p>
      <text:p text:style-name="P6"><text:span text:style-name="T189"><text:tab/>To access key-value pairs: dict.items()</text:span></text:p>
      <text:p text:style-name="P6"><text:span text:style-name="T189"/></text:p>
      <text:p text:style-name="P7"><text:span text:style-name="T189"><text:s/></text:span><text:span text:style-name="T190"/></text:p>
      <text:p text:style-name="P7"><text:span text:style-name="T1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